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>
        <style:tab-stops>
          <style:tab-stop style:position="5.75in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1c2a5a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3ceccd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font-size="11pt" fo:language="en" fo:country="US" officeooo:rsid="00205bf2" officeooo:paragraph-rsid="00205bf2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1dada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88344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775f0" officeooo:paragraph-rsid="003ceccd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font-size="11pt" fo:language="en" fo:country="US" officeooo:rsid="003edabe" officeooo:paragraph-rsid="003f8fd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19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20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eccd" officeooo:paragraph-rsid="0041ecba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a38e" officeooo:paragraph-rsid="003ceccd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88344" officeooo:paragraph-rsid="00388344" style:font-size-asian="11pt" style:font-size-complex="11pt"/>
    </style:style>
    <style:style style:name="P23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1ec4c" officeooo:paragraph-rsid="0031ec4c" style:font-size-asian="11pt" style:font-size-complex="11pt"/>
    </style:style>
    <style:style style:name="P24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68718" officeooo:paragraph-rsid="00368718" style:font-size-asian="11pt" style:font-size-complex="11pt"/>
    </style:style>
    <style:style style:name="P25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775f0" officeooo:paragraph-rsid="003775f0" style:font-size-asian="11pt" style:font-size-complex="11pt"/>
    </style:style>
    <style:style style:name="P26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27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28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29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8fa51" officeooo:paragraph-rsid="003ceccd" style:font-size-asian="11pt" style:font-size-complex="11pt"/>
    </style:style>
    <style:style style:name="P30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a55a5" officeooo:paragraph-rsid="003ceccd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officeooo:rsid="003297d4"/>
    </style:style>
    <style:style style:name="T4" style:family="text">
      <style:text-properties officeooo:rsid="0033e214"/>
    </style:style>
    <style:style style:name="T5" style:family="text">
      <style:text-properties officeooo:rsid="003775f0"/>
    </style:style>
    <style:style style:name="T6" style:family="text">
      <style:text-properties officeooo:rsid="00388344"/>
    </style:style>
    <style:style style:name="T7" style:family="text">
      <style:text-properties officeooo:rsid="0038fa51"/>
    </style:style>
    <style:style style:name="T8" style:family="text">
      <style:text-properties fo:font-weight="normal" officeooo:rsid="003ca38e" style:font-weight-asian="normal" style:font-weight-complex="normal"/>
    </style:style>
    <style:style style:name="T9" style:family="text">
      <style:text-properties fo:font-weight="normal" officeooo:rsid="003ceccd" style:font-weight-asian="normal" style:font-weight-complex="normal"/>
    </style:style>
    <style:style style:name="T10" style:family="text">
      <style:text-properties fo:font-weight="normal" officeooo:rsid="00405f5b" style:font-weight-asian="normal" style:font-weight-complex="normal"/>
    </style:style>
    <style:style style:name="T11" style:family="text">
      <style:text-properties fo:font-weight="normal" officeooo:rsid="00448991" style:font-weight-asian="normal" style:font-weight-complex="normal"/>
    </style:style>
    <style:style style:name="T12" style:family="text">
      <style:text-properties officeooo:rsid="003f8fd0"/>
    </style:style>
    <style:style style:name="T13" style:family="text">
      <style:text-properties officeooo:rsid="003fe830"/>
    </style:style>
    <style:style style:name="T14" style:family="text">
      <style:text-properties officeooo:rsid="00405f5b"/>
    </style:style>
    <style:style style:name="T15" style:family="text">
      <style:text-properties officeooo:rsid="004662e1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662e1" style:font-style-asian="normal" style:font-style-complex="normal"/>
    </style:style>
    <style:style style:name="T18" style:family="text">
      <style:text-properties officeooo:rsid="00469a5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n Gardner</text:p>
      <text:p text:style-name="P3">github.com/Goosur | devon.gardner24@ncf.edu | (941) 358-1887</text:p>
      <text:p text:style-name="P4">linkedin.com/in/devon-gardner-855282147/</text:p>
      <text:p text:style-name="P1"/>
      <text:p text:style-name="P18">OBJECTIVE</text:p>
      <text:p text:style-name="P5">To <text:span text:style-name="T15">work on interdisciplinary robotics problems</text:span><text:span text:style-name="T16"> </text:span>with <text:span text:style-name="T18">Astrobotic</text:span><text:span text:style-name="T15"> </text:span>using <text:span text:style-name="T15">C++ embedded systems software development</text:span>, <text:span text:style-name="T15">r</text:span><text:span text:style-name="T17">obot kinematics</text:span>, and <text:span text:style-name="T15">machine learning</text:span>.</text:p>
      <text:p text:style-name="P5"/>
      <text:p text:style-name="P18">EDUCATION</text:p>
      <text:p text:style-name="P6">Bachelor of Arts in Computer Science<text:tab/>May 2023</text:p>
      <text:p text:style-name="P5">New College of Florida - Sarasota, FL</text:p>
      <text:p text:style-name="P5">Honors Thesis: Comparative Analysis of Robotic Arm Control Architectures</text:p>
      <text:p text:style-name="P9"/>
      <text:p text:style-name="P7">Associate of Arts<text:tab/>August 2020</text:p>
      <text:p text:style-name="P5">State College of Florida - Bradenton, FL</text:p>
      <text:p text:style-name="P5"/>
      <text:p text:style-name="P8"><text:span text:style-name="T2">RELATED COURSES &amp; </text:span><text:span text:style-name="T1">SKILLS</text:span></text:p>
      <text:p text:style-name="P20">Robot Kinematics; Embedded Systems; Computer Architecture; Software Engineering; Machine Learning for Visual Thinkers; Object-Oriented Programming and Design, </text:p>
      <text:p text:style-name="P21"/>
      <text:p text:style-name="P8"><text:span text:style-name="T9">Skills: </text:span><text:span text:style-name="T8">C++, Python, Java, Javascript, Embedded Systems, Linux OS, Git</text:span><text:span text:style-name="T10">H</text:span><text:span text:style-name="T8">ub, </text:span><text:span text:style-name="T11">ROS</text:span></text:p>
      <text:p text:style-name="P5"/>
      <text:p text:style-name="P5"><text:span text:style-name="T2">SOFTWARE </text:span><text:span text:style-name="T1">EXPERIENCE</text:span></text:p>
      <text:p text:style-name="P10"><text:span text:style-name="T5">Research Assistant</text:span><text:tab/><text:span text:style-name="T3">May</text:span> 2021 – August 2021</text:p>
      <text:p text:style-name="P11">University of South Carolina Center for Computational Robotics<text:tab/>Columbia, SC</text:p>
      <text:list xml:id="list2365354162" text:style-name="L1">
        <text:list-item>
          <text:p text:style-name="P22">Collaborated with team of graduate researchers on marine robot computer vision research project</text:p>
        </text:list-item>
        <text:list-item>
          <text:p text:style-name="P23">Produced training dataset <text:span text:style-name="T6">of</text:span> <text:span text:style-name="T3">underwater cave speleothem consisting of </text:span><text:span text:style-name="T4">24 thousand labels </text:span><text:span text:style-name="T6">of</text:span><text:span text:style-name="T4"> four classes </text:span><text:span text:style-name="T6">of interest</text:span></text:p>
        </text:list-item>
        <text:list-item>
          <text:p text:style-name="P24">Trained YOLOv5s <text:span text:style-name="T7">object detection </text:span>model on training data resulting in mean average precision of 0.85, which allowed model to be used <text:span text:style-name="T12">as</text:span> part of larger <text:span text:style-name="T5">research project</text:span></text:p>
        </text:list-item>
        <text:list-item>
          <text:p text:style-name="P25">Wrote research paper and created conference poster to convey process and findings at multiple symposiums <text:span text:style-name="T7">attended by researchers, graduate students, and professors</text:span></text:p>
        </text:list-item>
      </text:list>
      <text:p text:style-name="P13"/>
      <text:p text:style-name="P14">WidowX 200 Robot Arm Control<text:tab/>Present</text:p>
      <text:list xml:id="list3034950061" text:style-name="L2">
        <text:list-item>
          <text:p text:style-name="P26">Created helper library for DynamixelSDK to simplify usage of Dynamixel <text:span text:style-name="T12">motor</text:span> serial communication</text:p>
        </text:list-item>
        <text:list-item>
          <text:p text:style-name="P26">Applied linear regression to recorded robot arm joint angles over time to produce <text:span text:style-name="T14">G</text:span>aussian mixture model <text:span text:style-name="T12">based motion primitives for preforming actions without human control</text:span></text:p>
        </text:list-item>
        <text:list-item>
          <text:p text:style-name="P27">Computed three dimensional coordinates of robot arm end effector using Denavit-Hartenberg based forward kinematics</text:p>
        </text:list-item>
        <text:list-item>
          <text:p text:style-name="P27">Evaluated <text:span text:style-name="T13">performance of various motion primitives</text:span> through root mean square error <text:span text:style-name="T13">metric</text:span></text:p>
        </text:list-item>
      </text:list>
      <text:p text:style-name="P16"/>
      <text:p text:style-name="P17">Machine Learning for Visual Thinkers Course<text:tab/>Fall 2020</text:p>
      <text:list xml:id="list554974920" text:style-name="L3">
        <text:list-item>
          <text:p text:style-name="P28">Implemented linear regression, principle component analysis, k-means clustering, k-nearest neighbors classification and naive bayes classification algorithms from the ground up</text:p>
        </text:list-item>
        <text:list-item>
          <text:p text:style-name="P28">Preprocessed raw data for analysis through aforementioned algorithms</text:p>
        </text:list-item>
        <text:list-item>
          <text:p text:style-name="P28">Wrote reports analyzing the results of these algorithms applied to various real world datasets</text:p>
        </text:list-item>
        <text:list-item>
          <text:p text:style-name="P28">Reports and algorithm implementations found on my <text:span text:style-name="T14">GitHub</text:span></text:p>
        </text:list-item>
      </text:list>
      <text:p text:style-name="P15"/>
      <text:p text:style-name="P19">ADDITIONAL EXPERIENCE</text:p>
      <text:p text:style-name="P12">Supplemental Instruction Specialist<text:tab/>October 2019 - Present</text:p>
      <text:p text:style-name="P12">State College of Florida Academic Success Center<text:tab/>Bradenton, FL</text:p>
      <text:list xml:id="list2831587957" text:style-name="L4">
        <text:list-item>
          <text:p text:style-name="P29">Tutor college level students in Calculus 2 level math and below, Physics with Calculus, and Introductory and General Chemistry</text:p>
        </text:list-item>
        <text:list-item>
          <text:p text:style-name="P30">Assist computer science students with programming concepts, structure, and syntax of Python and Java.</text:p>
        </text:list-item>
        <text:list-item>
          <text:p text:style-name="P30">Provide assistance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4-17T04:38:41.728807422</dc:date>
    <meta:editing-duration>PT55M7S</meta:editing-duration>
    <meta:editing-cycles>12</meta:editing-cycles>
    <meta:generator>LibreOffice/7.3.2.2$Linux_X86_64 LibreOffice_project/30$Build-2</meta:generator>
    <meta:document-statistic meta:table-count="0" meta:image-count="0" meta:object-count="0" meta:page-count="1" meta:paragraph-count="37" meta:word-count="403" meta:character-count="2880" meta:non-whitespace-character-count="2527"/>
  </office:meta>
</office:document-meta>
</file>